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1" table:default-cell-style-name="ce1"/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ESR-10</text:p>
          </table:table-cell>
          <table:table-cell table:style-name="ce4" office:value-type="string" calcext:value-type="string">
            <text:p>ESR-12V</text:p>
          </table:table-cell>
          <table:table-cell table:style-name="ce4" office:value-type="string" calcext:value-type="string">
            <text:p>ESR-12VF</text:p>
          </table:table-cell>
          <table:table-cell table:style-name="ce4" office:value-type="string" calcext:value-type="string">
            <text:p>ESR-20</text:p>
          </table:table-cell>
          <table:table-cell table:style-name="ce4" office:value-type="string" calcext:value-type="string">
            <text:p>ESR-20 FSTEC</text:p>
          </table:table-cell>
          <table:table-cell table:style-name="ce4" office:value-type="string" calcext:value-type="string">
            <text:p>ESR-21</text:p>
          </table:table-cell>
          <table:table-cell table:style-name="ce4" office:value-type="string" calcext:value-type="string">
            <text:p>ESR-21 FSTEC</text:p>
          </table:table-cell>
          <table:table-cell table:style-name="ce4" office:value-type="string" calcext:value-type="string">
            <text:p>ESR-100</text:p>
          </table:table-cell>
          <table:table-cell table:style-name="ce4" office:value-type="string" calcext:value-type="string">
            <text:p>ESR-100 FSTEK</text:p>
          </table:table-cell>
          <table:table-cell table:style-name="ce4" office:value-type="string" calcext:value-type="string">
            <text:p>ESR-200</text:p>
          </table:table-cell>
          <table:table-cell table:style-name="ce4" office:value-type="string" calcext:value-type="string">
            <text:p>ESR-200 FSTEK</text:p>
          </table:table-cell>
          <table:table-cell table:style-name="ce4" office:value-type="string" calcext:value-type="string">
            <text:p>ESR-1000</text:p>
          </table:table-cell>
          <table:table-cell table:style-name="ce4" office:value-type="string" calcext:value-type="string">
            <text:p>ESR-1000 FSTEK</text:p>
          </table:table-cell>
          <table:table-cell table:style-name="ce4" office:value-type="string" calcext:value-type="string">
            <text:p>ESR-1200</text:p>
          </table:table-cell>
          <table:table-cell table:style-name="ce4" office:value-type="string" calcext:value-type="string">
            <text:p>ESR-1500</text:p>
          </table:table-cell>
          <table:table-cell table:style-name="ce4" office:value-type="string" calcext:value-type="string">
            <text:p>ESR-1500 FSTEK</text:p>
          </table:table-cell>
          <table:table-cell table:style-name="ce4" office:value-type="string" calcext:value-type="string">
            <text:p>ESR-1511</text:p>
          </table:table-cell>
          <table:table-cell table:style-name="ce4" office:value-type="string" calcext:value-type="string">
            <text:p>ESR-1511 FSTEK</text:p>
          </table:table-cell>
          <table:table-cell table:style-name="ce4" office:value-type="string" calcext:value-type="string">
            <text:p>ESR-1700</text:p>
          </table:table-cell>
          <table:table-cell table:style-name="ce4" office:value-type="string" calcext:value-type="string">
            <text:p>ESR-3100</text:p>
          </table:table-cell>
          <table:table-cell table:style-name="ce3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балансировки нагрузки между устройствами в кластере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выгрузки файлов с устройства по не шифрованному протоколу передачи файлов (например, File Transfer Protocol (FTP), Trivial File Transfer Protocol (TFTP)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выгрузки файлов с устройства по шифрованному протоколу передачи файлов (например, SSH File Transfer Protocol (SFTP), FTP over SSL (FTPS)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SFT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загрузки файлов на устройство по нешифрованному протоколу передачи файлов (например, File Transfer Protocol (FTP), Trivial File Transfer Protocol (TFTP)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загрузки файлов на устройство по шифрованному протоколу передачи файлов (например, SSH File Transfer Protocol (SFTP), FTP over SSL (FTPS)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SFT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изменения размера максимальной единицы передачи (maximum transmission unit, MTU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использования USB-портов для подключения внешних модемов для доступа к сетям мобильной (сотовой) связи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кластеризации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3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office:value-type="string" calcext:value-type="string">
            <text:p>В разработке проект: <text:a xlink:href="http://red.eltex.loc/projects/esr-ha-cluster/roadmap" xlink:type="simple">http://red.eltex.loc/projects/esr-ha-cluster/roadmap</text:a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настройки портов в гибридный режим работы (поддерживают приём и передачу и тегированного, и нетегированного трафика одновременно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отправки DHCP-опций в режиме работы DHCP-сервером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поддержки горячей замены блоков пита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11"/>
          <table:table-cell table:number-columns-repeated="9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11" table:style-name="ce2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HCP relay агент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HCP-клиент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HCP-сервер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NS-клиента (DNS clien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NS-прокси (DNS proxy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DNS-сервера (DNS serve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NTP-клиента (NTP clien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NTP-сервера (NTP serve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контроллера беспроводных точек доступа (Wi-Fi controlle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3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office:value-type="string" calcext:value-type="string">
            <text:p>В разработке WLC-30</text:p>
            <text:p><text:a xlink:href="http://red.eltex.loc/versions/7397" xlink:type="simple">http://red.eltex.loc/versions/7397</text:a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работы в качестве точки доступа к беспроводной сети (Wi-Fi access poin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доступом при подключении к консольному (последовательному/серийному) порту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устойством по протоколу HTTPS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устройством по протоколу HTTP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устройством по протоколу SSHv1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устройством по протоколу SSHv2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правления устройством по протоколу Telnet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становки в стандартную телекоммуникационную стойку (ширина 19 дюймов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/>
          <table:table-cell table:number-columns-repeated="19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style-name="ce2" office:value-type="string" calcext:value-type="string">
            <text:p>x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 table:number-columns-spanned="1" table:number-rows-spanned="2">
            <text:p>Возможность установки в узкую телекоммуникационную стойку (ширина 10 дюймов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Выполнение функций фильтрации пакетов с использованием списков доступа (ACL – Access Control List) средствами специализированных интегральных микросхем (ASIC) интерфейсных модулей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15">
            <text:p>Высота, U(характеристика не является обязательной для применения) </text:p>
          </table:table-cell>
          <table:table-cell office:value-type="string" calcext:value-type="string">
            <text:p>≤ 2</text:p>
          </table:table-cell>
          <table:table-cell table:number-columns-repeated="1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≤ 3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4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5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15</text:p>
          </table:table-cell>
          <table:table-cell table:number-columns-repeated="21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/>
          <table:table-cell table:number-columns-repeated="17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≤ 6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7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9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10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11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1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13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≤ 14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Использование интегральной схемы специального назначения (ASIC) для коммутации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11"/>
          <table:table-cell table:number-columns-repeated="8" table:style-name="ce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11" table:style-name="ce2" office:value-type="string" calcext:value-type="string">
            <text:p>x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Количество VTEP(характеристика не является обязательной для применения) </text:p>
          </table:table-cell>
          <table:table-cell office:value-type="string" calcext:value-type="string">
            <text:p>&gt; 4096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&gt; 128  и  ≤ 1024</text:p>
          </table:table-cell>
          <table:table-cell table:number-columns-repeated="20"/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&gt; 1024  и  ≤ 2048</text:p>
          </table:table-cell>
          <table:table-cell table:number-columns-repeated="20"/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&gt; 2048  и  ≤ 4096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4">
            <text:p>Количество VXLAN(характеристика не является обязательной для применения) </text:p>
          </table:table-cell>
          <table:table-cell office:value-type="string" calcext:value-type="string">
            <text:p>&gt; 4096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&gt; 128  и  ≤ 1024</text:p>
          </table:table-cell>
          <table:table-cell table:number-columns-repeated="20"/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&gt; 1024  и  ≤ 2048</text:p>
          </table:table-cell>
          <table:table-cell table:number-columns-repeated="20"/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&gt; 2048  и  ≤ 4096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3">
            <text:p>Количество блоков питания(характеристика не является обязательной для применения) </text:p>
          </table:table-cell>
          <table:table-cell office:value-type="string" calcext:value-type="string">
            <text:p>≥ 3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11"/>
          <table:table-cell table:number-columns-repeated="9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/>
          <table:table-cell table:number-columns-repeated="10" table:style-name="ce2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1000BASE-T (GigabitEthernet; стандарт IEEE 802.3ab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11"/>
          <table:table-cell table:number-columns-repeated="2" table:style-name="ce2" office:value-type="string" calcext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13"/>
          <table:table-cell table:style-name="ce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3"/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100BASE-TX (FastEthernet; стандарт IEEE 802.3u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10GBASE-T (10 Gigabit Ethernet; стандарт IEEE 802.3an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2.5GBASE-T (2.5 Gigabit Ethernet; стандарт IEEE 802.3bz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5GBASE-T (5 Gigabit Ethernet; стандарт IEEE 802.3bz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QSFP+ (40 Gbit/s; стандарт SFF SFF-8683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16"/>
          <table:table-cell table:number-columns-repeated="2"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SFP 1 Gbit/s (стандарт SFF INF-8074i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5"/>
          <table:table-cell table:number-columns-repeated="6" table:style-name="ce2" office:value-type="string" calcext:value-type="string">
            <text:p>x</text:p>
          </table:table-cell>
          <table:table-cell table:number-columns-repeated="2"/>
          <table:table-cell table:number-columns-repeated="6" table:style-name="ce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SFP 100 Mbit/s (стандарт SFF INF-8074i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SFP+ (10 Gbit/s; стандарт SFF SFF-8472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13"/>
          <table:table-cell table:style-name="ce2" office:value-type="string" calcext:value-type="string">
            <text:p>x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14"/>
          <table:table-cell table:number-columns-repeated="4"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11"/>
          <table:table-cell table:number-columns-repeated="2" table:style-name="ce2" office:value-type="string" calcext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с поддержкой технологии 4-Pair Power over Ethernet Type 3 (4PPoE; стандарт IEEE 802.3bt Type 3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с поддержкой технологии 4-Pair Power over Ethernet Type 4 (4PPoE; стандарт IEEE 802.3bt Type 4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с поддержкой технологии Power over Ethernet (PoE; стандарт IEEE 802.3af (802.3at Type 1)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с поддержкой технологии Power over Ethernet plus (PoE+; стандарт IEEE 802.3at Type 2)(характеристика не является обязательной для применения) </text:p>
          </table:table-cell>
          <table:table-cell office:value-type="string" calcext:value-type="string">
            <text:p>≥ 48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6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8">
            <text:p>Количество портов сSFP (1 Gbit/s )(характеристика не является обязательной для применения) </text:p>
          </table:table-cell>
          <table:table-cell office:value-type="string" calcext:value-type="string">
            <text:p>≥ 16</text:p>
          </table:table-cell>
          <table:table-cell table:number-columns-repeated="20"/>
          <table:table-cell table:style-name="ce2" office:value-type="float" office:value="0" calcext:value-type="float" table:number-columns-spanned="1" table:number-rows-spanned="8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≥ 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1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48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32</text:p>
          </table:table-cell>
          <table:table-cell table:number-columns-repeated="20"/>
          <table:covered-table-cell table:style-name="Default"/>
        </table:table-row>
        <table:table-row table:style-name="ro2">
          <table:covered-table-cell/>
          <table:table-cell office:value-type="string" calcext:value-type="string">
            <text:p>≥ 24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Методы распространения MPLS меток протокола LDP(характеристика не является обязательной для применения) </text:p>
          </table:table-cell>
          <table:table-cell office:value-type="string" calcext:value-type="string">
            <text:p>DOD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DU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Модульный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ALG (Application-Level Gateway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антивирус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аппаратного ускорителя маршрутизации/пересылки (hardware routing/forwarding accelerato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аппаратного ускорителя шифрования (hardware cryptographic accelerato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4"/>
          <table:table-cell table:number-columns-repeated="12" table:style-name="ce2" office:value-type="string" calcext:value-type="string">
            <text:p>x</text:p>
          </table:table-cell>
          <table:table-cell/>
          <table:table-cell table:style-name="ce2" office:value-type="string" calcext:value-type="string" table:number-columns-spanned="1" table:number-rows-spanned="2">
            <text:p>ESR-1x, ESR-3x00 отключены, ведётся доработка.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3"/>
          <table:table-cell table:number-columns-repeated="4" table:style-name="ce2" office:value-type="string" calcext:value-type="string">
            <text:p>x</text:p>
          </table:table-cell>
          <table:table-cell table:number-columns-repeated="12"/>
          <table:table-cell table:style-name="ce2" office:value-type="string" calcext:value-type="string">
            <text:p>x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встроенного датчика отказа блоков пита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встроенного датчика отказа системы охлажде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встроенного модуля для подключения к сетям мобильной (сотовой) связи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встроенного резервного аккумуляторного блока пита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встроенного температурного датчик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дополнительной защиты от возникновения петель в домене STP (Loop Guard / Pro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защиты от смены корневого устройства в домене STP (Root Guard / Pro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а IGMP snooping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а блокировки портов при получении сообщений BPDU (Bridge Protocol Data Uni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12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а фильтрации сообщений BPDU (Bridge Protocol Data Unit) на портах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сетевой балансировки нагрузки (multi-WAN routing / multihom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управления broadcast-траффиком для предотвращения broadcast-штормов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управления multicast-траффиком для предотвращения multicast-штормов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управления unicast-траффиком для предотвращения unicast-штормов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фильтрации трафика без сохранения информации о сессии (stateles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фильтрации трафика по TCP/UDP портам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фильтрации трафика по сигнатурам приложений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office:value-type="string" calcext:value-type="string" table:number-columns-spanned="1" table:number-rows-spanned="2">
            <text:p>1. Aplication Firewall</text:p>
            <text:p>2. IDS/IPS по лицензии</text:p>
            <text:p>3. IDS/IPS по дписке</text:p>
            <text:p>Для FSTEC-версий только Aplication Firewall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механизмов фильтрации трафика с сохранением информации о сессии (statefu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отдельного консольного (последовательного/серийного) порта для управления и диагностики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портов USB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системы обнаружения сетевых вторжений (Network Detection System, ND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системы предотвращения потери/утечек информации (Data Loss/Leak Prevention, DL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системы предотвращения сетевых вторжений (Network Prevention System, NP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системы фильтрации URL-адресов (URL filter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 table:number-columns-spanned="1" table:number-rows-spanned="2">
            <text:p>Наличие системы фильтрации веб-сайтов на основе контента (web-filtering / content filter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Только для http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функции DHCP Snooping (защита от атак, связанных с протоколом DHC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функции Local Proxy ARP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функции Proxy ARP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функций защиты от атак, связанных с протоколом ARP (таких как ARP-spoof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/>
          <table:table-cell table:style-name="ce2" office:value-type="string" calcext:value-type="string" table:number-columns-spanned="1" table:number-rows-spanned="2">
            <text:p>В разработке: <text:a xlink:href="http://red.eltex.loc/issues/169664" xlink:type="simple">#169664</text:a>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Наличие функций защиты от подмены IP-адреса (IP-spoof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/>
          <table:covered-table-cell table:style-name="Default"/>
        </table:table-row>
        <table:table-row table:style-name="ro4">
          <table:table-cell table:style-name="ce2" office:value-type="string" calcext:value-type="string" table:number-columns-spanned="1" table:number-rows-spanned="3">
            <text:p>Направление воздушного потока(характеристика не является обязательной для применения) </text:p>
          </table:table-cell>
          <table:table-cell office:value-type="string" calcext:value-type="string">
            <text:p>В поперечном направлении (side-to-side)</text:p>
          </table:table-cell>
          <table:table-cell table:number-columns-repeated="20"/>
          <table:table-cell table:style-name="ce2" office:value-type="string" calcext:value-type="string" table:number-columns-spanned="1" table:number-rows-spanned="3">
            <text:p>ESR-10 - вверх</text:p>
          </table:table-cell>
        </table:table-row>
        <table:table-row table:style-name="ro3">
          <table:covered-table-cell/>
          <table:table-cell office:value-type="string" calcext:value-type="string">
            <text:p>От задней части вперед (back-to-front)</text:p>
          </table:table-cell>
          <table:table-cell table:number-columns-repeated="20"/>
          <table:covered-table-cell table:style-name="Default"/>
        </table:table-row>
        <table:table-row table:style-name="ro3">
          <table:covered-table-cell/>
          <table:table-cell office:value-type="string" calcext:value-type="string">
            <text:p>От передней части назад (front-to-back)</text:p>
          </table:table-cell>
          <table:table-cell/>
          <table:table-cell table:number-columns-repeated="19" table:style-name="ce2" office:value-type="string" calcext:value-type="string">
            <text:p>x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BGP-MPLS ethernet виртуальных частных сетей (RFC 7432 - EVPN MPL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Поддержка BGP-MPLS виртуальных частных сетей (VPLS)(характеристика не является обязательной для применения) </text:p>
          </table:table-cell>
          <table:table-cell office:value-type="string" calcext:value-type="string">
            <text:p>BGP-signaling (Kompella)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DP-signaling (Martini)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LDP-signaling with BGP-Autodiscovery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BGP-MPLS виртуальных частных сетей IPv4 (RFC 4364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BGP-MPLS виртуальных частных сетей IPv6 (RFC 4659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BGP-MPLS виртуальных частных сетей для многоадресной передачи (RFC 6513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IPv6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MPLS виртуального частного провода (VPW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SAML (Security Assertion Markup Language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VXLAN L2 gateway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VXLAN L3 gateway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ethernet-кадров увеличенного объема (jumbo frame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multicast-маршрутизации с помощью PIM (Protocol Independent Multicas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multicast-протокола маршрутизации DVMRP (Distance Vector Multicast Routing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multicast-протокола маршрутизации IGMP (Internet Group Management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втосогласования (autonegotia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грегирования каналов (без протокола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ARED (advanced random early de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CBQ (class-based queue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DRR (deficit round robi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DWRR (deficit weighted round robi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FQ (fair queu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GRED (generalized random early de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HTB (hierarchical token bucke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RED (random early de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RR (round-robi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RRED (robust random early de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TBF (token bucket filte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WFQ (weighted fair queu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WRED (weighted random early detec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алгоритма управления очередями WRR (weighted round robi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нагрузки на каналы связи средствами IP ECMP (equal cost multipath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нагрузки на каналы связи средствами MPLS ECMP (equal cost multipath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по неэквивалентным путям для протокола IP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office:value-type="string" calcext:value-type="string">
            <text:p>MultiWAN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по неэквивалентным путям для протокола MPLS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по эквивалентным путям для протокола IP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балансировки по эквивалентным путям для протокола MPLS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виртуального частного провода (VPWS) с сигнализацией EVPN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возможности распространения MPLS меток средствами протокола BGP (RFC 3107 - Carrying Label Information in BGP-4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гранулярного контроля доступа к устройству (granular access contr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записи системных событий (логов) на внешний носитель памяти (например, USB flash-накопитель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записи системных событий (логов) на встроенный носитель памяти (например, SSD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защиты доступа к сети по стандарту (802.1x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зеркалирования портов (port mirroring) в рамках одного устройства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зеркалирования траффика (traffic mirroring) на удаленный хост (не подключённый непосредственно к устройству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аршрутизации на основе политик (Policy-Based Routing; PB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AAA (Authentication, Authorization, Account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NAT (Network Address Transla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маркировки трафика Class of Service (CoS; стандарт IEEE 802.1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маркировки трафика Differentiated Services (DiffServ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маркировки трафика Type of Service (To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многопротокольной коммутации по меткам (MultiProtocol Label Switching, MPLS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полисинга трафика (traffic polic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склеивания VXLAN и MPLS доменов для EVPN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еханизма шейпинга трафика (traffic shaping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мультипротокольного расширения протокола динамической маршрутизации BGP (Multiprotocol Extensions for BGP; MBG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отправки системных событий (логов) на удалённое хранилище (например, syslog-сервер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Diameter для AAA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Kerberos для AAA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LDAP для AAA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LLDP (Link Layer Discovery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MSTP (Multiple Spanning Tree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11"/>
          <table:table-cell table:number-columns-repeated="2" table:style-name="ce2" office:value-type="string" calcext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11" table:style-name="ce2" office:value-type="string" calcext:value-type="string">
            <text:p>x</text:p>
          </table:table-cell>
          <table:table-cell table:number-columns-repeated="2"/>
          <table:table-cell table:number-columns-repeated="7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Multiple Registration Protocol (MRP; стандарт IEEE 802.1ak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PPP (Point-to-Point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PPPoE (Point-to-Point Protocol over Etherne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PPTP (Point-to-Point Tunneling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RADIUS для AAA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5">
          <table:table-cell table:style-name="ce2" office:value-type="string" calcext:value-type="string" table:number-columns-spanned="1" table:number-rows-spanned="2">
            <text:p>Поддержка протокола RSTP (Rapid Spanning Tree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Для моделей кроме ESR-1000, RSTP поддерживается только на Bridge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SNMPv1 (Simple Network Management Protocol version 1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SNMPv2c (Community-Based Simple Network Management Protocol version 2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SNMPv3 (Simple Network Management Protocol version 3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5">
          <table:table-cell table:style-name="ce2" office:value-type="string" calcext:value-type="string" table:number-columns-spanned="1" table:number-rows-spanned="2">
            <text:p>Поддержка протокола STP (Spanning Tree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Для моделей кроме ESR-1000, STP поддерживается только на Bridge</text:p>
          </table:table-cell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агрегирования каналов LACP (Link Aggregation Control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19" table:style-name="ce2" office:value-type="string" calcext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го распространения MPLS меток Label Distribution Protocol (LD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го распространения MPLS меток Resource Reservation Protocol (RSVP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BGP (Border Gateway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BGPv6 (Border Gateway Protocol with IPv6 suppor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EIGRP (Enhanced Interior Gateway Routing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EIGRP IPv6 (Enhanced Interior Gateway Routing Protocol with IPv6 suppor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IS-IS (Intermediate System to Intermediate System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IS-ISv6 (Intermediate System to Intermediate System with IPv6 support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OSPFv2 (Open Shortest Path First version 2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OSPFv3 (Open Shortest Path First version 3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RIPng (Routing Information Protocol next generatio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RIPv1 (Routing Information Protocol version 1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динамической маршрутизации RIPv2 (Routing Information Protocol version 2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резервирования CARP (Common Address Redundancy Protocol 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протокола резервирования VRRP (Virtual Router Redundancy Protocol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расширения протокола динамической маршрутизации IS-IS для Segment Routing (RFC 8667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расширения протокола динамической маршрутизации OSPF для Segment Routing (RFC 8665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расширения протокола динамической маршрутизации OSPF для multicast-трафика (MOSPF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оздания IPSec VPN туннелей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оздания SSL VPN туннелей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ндарта IEEE 802.1Q (VLA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ндарта IEEE 802.1ad (QinQ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ндарта RFC 7348 (VXLA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ндарта RFC 8365 (EVPN-VXLAN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тической маршрутизации IPv4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статической маршрутизации IPv6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технологии Auto MDI-X (Auto Medium Dependent Interface Crossover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2">
            <text:p>Поддержка технологии Shortest Path Bridging (SPB; IEEE 802.1aq)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Резервирование коммутационном матрицы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Резервирование модуля управле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Схема резервирования блоков электропитания N+1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11"/>
          <table:table-cell table:number-columns-repeated="9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11" table:style-name="ce2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Схема резервирования коммутационном матрицы N+1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Тип блоков питания (по типу движения электрического тока)(характеристика не является обязательной для применения) </text:p>
          </table:table-cell>
          <table:table-cell office:value-type="string" calcext:value-type="string">
            <text:p>Для переменного тока (AC)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Для постоянного тока (DC)</text:p>
          </table:table-cell>
          <table:table-cell table:number-columns-repeated="11"/>
          <table:table-cell table:number-columns-repeated="9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Тип интерфейса консольного порта(характеристика не является обязательной для применения) </text:p>
          </table:table-cell>
          <table:table-cell office:value-type="string" calcext:value-type="string">
            <text:p>RJ-45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S-232</text:p>
          </table:table-cell>
          <table:table-cell table:number-columns-repeated="21"/>
        </table:table-row>
        <table:table-row table:style-name="ro2">
          <table:table-cell table:style-name="ce2" office:value-type="string" calcext:value-type="string" table:number-columns-spanned="1" table:number-rows-spanned="3">
            <text:p>Тип модуля управления по отношению к коммутационной матрице(характеристика не является обязательной для применения) </text:p>
          </table:table-cell>
          <table:table-cell office:value-type="string" calcext:value-type="string">
            <text:p>Раздельный</text:p>
          </table:table-cell>
          <table:table-cell table:number-columns-repeated="21"/>
        </table:table-row>
        <table:table-row table:style-name="ro2">
          <table:covered-table-cell/>
          <table:table-cell office:value-type="string" calcext:value-type="string">
            <text:p>Смешанный</text:p>
          </table:table-cell>
          <table:table-cell table:number-columns-repeated="21"/>
        </table:table-row>
        <table:table-row table:style-name="ro1">
          <table:covered-table-cell/>
          <table:table-cell office:value-type="string" calcext:value-type="string">
            <text:p>Совмещённый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Тип охлаждения(характеристика не является обязательной для применения) </text:p>
          </table:table-cell>
          <table:table-cell office:value-type="string" calcext:value-type="string">
            <text:p>Активное</text:p>
          </table:table-cell>
          <table:table-cell table:number-columns-repeated="7"/>
          <table:table-cell table:number-columns-repeated="13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Пассивное</text:p>
          </table:table-cell>
          <table:table-cell table:number-columns-repeated="7" table:style-name="ce2" office:value-type="string" calcext:value-type="string">
            <text:p>x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2">
            <text:p>Функции фильтрации трафика предназначенного для модуля управления(характеристика не является обязательной для применения) </text:p>
          </table:table-cell>
          <table:table-cell office:value-type="string" calcext:value-type="string">
            <text:p>Да</text:p>
          </table:table-cell>
          <table:table-cell table:number-columns-repeated="20" table:style-name="ce2"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Нет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8T16:13:26.232253349</meta:creation-date>
    <dc:date>2022-04-18T16:14:20.696422471</dc:date>
    <meta:editing-duration>PT55S</meta:editing-duration>
    <meta:editing-cycles>1</meta:editing-cycles>
    <meta:document-statistic meta:table-count="1" meta:cell-count="4363" meta:object-count="0"/>
    <meta:generator>LibreOffice/6.0.7.3$Linux_X86_64 LibreOffice_project/00m0$Build-3</meta:generator>
  </office:meta>
</office:document-meta>
</file>